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5.4075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9437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2071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0.2839in"/>
    </style:style>
    <style:style style:name="co17" style:family="table-column">
      <style:table-column-properties fo:break-before="auto" style:column-width="0.661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0.6445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1.2339in"/>
    </style:style>
    <style:style style:name="co22" style:family="table-column">
      <style:table-column-properties fo:break-before="auto" style:column-width="1.5945in"/>
    </style:style>
    <style:style style:name="co23" style:family="table-column">
      <style:table-column-properties fo:break-before="auto" style:column-width="0.9283in"/>
    </style:style>
    <style:style style:name="co24" style:family="table-column">
      <style:table-column-properties fo:break-before="auto" style:column-width="1.0484in"/>
    </style:style>
    <style:style style:name="co25" style:family="table-column">
      <style:table-column-properties fo:break-before="auto" style:column-width="0.5346in"/>
    </style:style>
    <style:style style:name="co26" style:family="table-column">
      <style:table-column-properties fo:break-before="auto" style:column-width="1.2563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9, 10:00</text:p>
          </table:table-cell>
          <table:table-cell/>
          <table:table-cell office:value-type="string">
            <text:p>March 19, 10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2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9"/>
          <table:table-cell table:style-name="ce22"/>
          <table:table-cell table:style-name="ce29"/>
          <table:table-cell table:style-name="ce22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1"/>
          <table:table-cell table:style-name="ce22" office:value-type="string">
            <text:p>Disabl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office:value-type="string">
            <text:p>Wrong result: X = rel[void]: {2,1,6.5,5.5}, Y = rel[void] {}</text:p>
          </table:table-cell>
          <table:table-cell table:number-columns-repeated="250"/>
        </table:table-row>
        <table:table-row table:style-name="ro2">
          <table:table-cell office:value-type="string">
            <text:p>RecoveryTests</text:p>
          </table:table-cell>
          <table:table-cell table:style-name="ce12"/>
          <table:table-cell table:style-name="ce22" office:value-type="string">
            <text:p>Two tests fail</text:p>
          </table:table-cell>
          <table:table-cell table:style-name="ce29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12"/>
          <table:table-cell table:style-name="ce23" office:value-type="string">
            <text:p>TailError[12]</text:p>
          </table:table-cell>
          <table:table-cell table:style-name="ce29"/>
          <table:table-cell table:style-name="ce22" office:value-type="string">
            <text:p>ditto</text:p>
          </table:table-cell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1"/>
          <table:table-cell table:style-name="ce22" office:value-type="string">
            <text:p>Causes OutOfMemory; ignor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3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1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2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2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1"/>
          <table:table-cell table:style-name="ce35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0" table:default-cell-style-name="ce44"/>
        <table:table-column table:style-name="co10" table:default-cell-style-name="ce18"/>
        <table:table-column table:style-name="co11" table:default-cell-style-name="ce17"/>
        <table:table-column table:style-name="co7" table:default-cell-style-name="ce17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 table:style-name="ce37"/>
          <table:table-cell table:style-name="ce37" office:value-type="string">
            <text:p>Fail gracefully (we need more robustness tests)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75">
            <text:p>7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9">
            <text:p>9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0.95">
            <text:p>95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4"/>
        <table:table-column table:style-name="co7" table:default-cell-style-name="ce56"/>
        <table:table-column table:style-name="co13" table:default-cell-style-name="ce54"/>
        <table:table-column table:style-name="co14" table:default-cell-style-name="ce57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9"/>
        <table:table-column table:style-name="co20" table:default-cell-style-name="ce54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7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7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21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19T21:48:17</dc:date>
    <dc:language>en-US</dc:language>
    <meta:editing-cycles>223</meta:editing-cycles>
    <meta:editing-duration>PT290H10M09S</meta:editing-duration>
    <meta:document-statistic meta:table-count="8" meta:cell-count="1091" meta:object-count="0"/>
    <meta:user-defined meta:name="Info 1"/>
    <meta:user-defined meta:name="Info 2"/>
    <meta:user-defined meta:name="Info 3"/>
    <meta:user-defined meta:name="Info 4"/>
  </office:meta>
</office:document-meta>
</file>